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2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ulerMethod" table:style-name="ta1">
        <table:shapes>
          <draw:frame draw:z-index="0" draw:style-name="gr1" draw:text-style-name="P1" svg:width="159.99mm" svg:height="89.99mm" svg:x="141.7mm" svg:y="5.78mm">
            <draw:object draw:notify-on-update-of-ranges="EulerMethod.A3:EulerMethod.A23 EulerMethod.B2:EulerMethod.B2 EulerMethod.B3:EulerMethod.B23 EulerMethod.A3:EulerMethod.A23 EulerMethod.C2:EulerMethod.C2 EulerMethod.C3:EulerMethod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table:style-name="ce1" office:value-type="string" calcext:value-type="string">
            <text:p>Exact Solution</text:p>
          </table:table-cell>
          <table:table-cell table:style-name="ce1" office:value-type="string" calcext:value-type="string">
            <text:p>Euler Method</text:p>
          </table:table-cell>
          <table:table-cell table:style-name="ce1" office:value-type="string" calcext:value-type="string">
            <text:p>Error 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-EXP(-[.A3])" office:value-type="float" office:value="0" calcext:value-type="float">
            <text:p>0.00</text:p>
          </table:table-cell>
          <table:table-cell table:formula="of:=0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1-EXP(-[.A4])" office:value-type="float" office:value="0.181269246922018" calcext:value-type="float">
            <text:p>0.18</text:p>
          </table:table-cell>
          <table:table-cell table:formula="of:=[.C3]+0.1*(1-[.C3])" office:value-type="float" office:value="0.1" calcext:value-type="float">
            <text:p>0.10</text:p>
          </table:table-cell>
          <table:table-cell table:formula="of:=ABS([.B4]-[.C4])/[.B4]*100" office:value-type="float" office:value="44.8334443387301" calcext:value-type="float">
            <text:p>44.8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1-EXP(-[.A5])" office:value-type="float" office:value="0.329679953964361" calcext:value-type="float">
            <text:p>0.33</text:p>
          </table:table-cell>
          <table:table-cell table:formula="of:=[.C4]+0.1*(1-[.C4])" office:value-type="float" office:value="0.19" calcext:value-type="float">
            <text:p>0.19</text:p>
          </table:table-cell>
          <table:table-cell table:formula="of:=ABS([.B5]-[.C5])/[.B5]*100" office:value-type="float" office:value="42.368349147325" calcext:value-type="float">
            <text:p>42.3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1-EXP(-[.A6])" office:value-type="float" office:value="0.451188363905974" calcext:value-type="float">
            <text:p>0.45</text:p>
          </table:table-cell>
          <table:table-cell table:formula="of:=[.C5]+0.1*(1-[.C5])" office:value-type="float" office:value="0.271" calcext:value-type="float">
            <text:p>0.27</text:p>
          </table:table-cell>
          <table:table-cell table:formula="of:=ABS([.B6]-[.C6])/[.B6]*100" office:value-type="float" office:value="39.9363942691404" calcext:value-type="float">
            <text:p>39.9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1-EXP(-[.A7])" office:value-type="float" office:value="0.550671035882778" calcext:value-type="float">
            <text:p>0.55</text:p>
          </table:table-cell>
          <table:table-cell table:formula="of:=[.C6]+0.1*(1-[.C6])" office:value-type="float" office:value="0.3439" calcext:value-type="float">
            <text:p>0.34</text:p>
          </table:table-cell>
          <table:table-cell table:formula="of:=ABS([.B7]-[.C7])/[.B7]*100" office:value-type="float" office:value="37.5489216626955" calcext:value-type="float">
            <text:p>37.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-EXP(-[.A8])" office:value-type="float" office:value="0.632120558828558" calcext:value-type="float">
            <text:p>0.63</text:p>
          </table:table-cell>
          <table:table-cell table:formula="of:=[.C7]+0.1*(1-[.C7])" office:value-type="float" office:value="0.40951" calcext:value-type="float">
            <text:p>0.41</text:p>
          </table:table-cell>
          <table:table-cell table:formula="of:=ABS([.B8]-[.C8])/[.B8]*100" office:value-type="float" office:value="35.2164718769942" calcext:value-type="float">
            <text:p>35.2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1-EXP(-[.A9])" office:value-type="float" office:value="0.698805788087798" calcext:value-type="float">
            <text:p>0.70</text:p>
          </table:table-cell>
          <table:table-cell table:formula="of:=[.C8]+0.1*(1-[.C8])" office:value-type="float" office:value="0.468559" calcext:value-type="float">
            <text:p>0.47</text:p>
          </table:table-cell>
          <table:table-cell table:formula="of:=ABS([.B9]-[.C9])/[.B9]*100" office:value-type="float" office:value="32.9486091862292" calcext:value-type="float">
            <text:p>32.9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1-EXP(-[.A10])" office:value-type="float" office:value="0.753403036058394" calcext:value-type="float">
            <text:p>0.75</text:p>
          </table:table-cell>
          <table:table-cell table:formula="of:=[.C9]+0.1*(1-[.C9])" office:value-type="float" office:value="0.5217031" calcext:value-type="float">
            <text:p>0.52</text:p>
          </table:table-cell>
          <table:table-cell table:formula="of:=ABS([.B10]-[.C10])/[.B10]*100" office:value-type="float" office:value="30.7537831637349" calcext:value-type="float">
            <text:p>30.7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1-EXP(-[.A11])" office:value-type="float" office:value="0.798103482005345" calcext:value-type="float">
            <text:p>0.80</text:p>
          </table:table-cell>
          <table:table-cell table:formula="of:=[.C10]+0.1*(1-[.C10])" office:value-type="float" office:value="0.56953279" calcext:value-type="float">
            <text:p>0.57</text:p>
          </table:table-cell>
          <table:table-cell table:formula="of:=ABS([.B11]-[.C11])/[.B11]*100" office:value-type="float" office:value="28.6392300195244" calcext:value-type="float">
            <text:p>28.6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1-EXP(-[.A12])" office:value-type="float" office:value="0.834701111778413" calcext:value-type="float">
            <text:p>0.83</text:p>
          </table:table-cell>
          <table:table-cell table:formula="of:=[.C11]+0.1*(1-[.C11])" office:value-type="float" office:value="0.612579511" calcext:value-type="float">
            <text:p>0.61</text:p>
          </table:table-cell>
          <table:table-cell table:formula="of:=ABS([.B12]-[.C12])/[.B12]*100" office:value-type="float" office:value="26.6109146907881" calcext:value-type="float">
            <text:p>26.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-EXP(-[.A13])" office:value-type="float" office:value="0.864664716763387" calcext:value-type="float">
            <text:p>0.86</text:p>
          </table:table-cell>
          <table:table-cell table:formula="of:=[.C12]+0.1*(1-[.C12])" office:value-type="float" office:value="0.6513215599" calcext:value-type="float">
            <text:p>0.65</text:p>
          </table:table-cell>
          <table:table-cell table:formula="of:=ABS([.B13]-[.C13])/[.B13]*100" office:value-type="float" office:value="24.6735124872417" calcext:value-type="float">
            <text:p>24.6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1-EXP(-[.A14])" office:value-type="float" office:value="0.889196841637666" calcext:value-type="float">
            <text:p>0.89</text:p>
          </table:table-cell>
          <table:table-cell table:formula="of:=[.C13]+0.1*(1-[.C13])" office:value-type="float" office:value="0.68618940391" calcext:value-type="float">
            <text:p>0.69</text:p>
          </table:table-cell>
          <table:table-cell table:formula="of:=ABS([.B14]-[.C14])/[.B14]*100" office:value-type="float" office:value="22.8304272149438" calcext:value-type="float">
            <text:p>22.8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1-EXP(-[.A15])" office:value-type="float" office:value="0.909282046710588" calcext:value-type="float">
            <text:p>0.91</text:p>
          </table:table-cell>
          <table:table-cell table:formula="of:=[.C14]+0.1*(1-[.C14])" office:value-type="float" office:value="0.717570463519" calcext:value-type="float">
            <text:p>0.72</text:p>
          </table:table-cell>
          <table:table-cell table:formula="of:=ABS([.B15]-[.C15])/[.B15]*100" office:value-type="float" office:value="21.0838412443226" calcext:value-type="float">
            <text:p>21.0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1-EXP(-[.A16])" office:value-type="float" office:value="0.925726421785666" calcext:value-type="float">
            <text:p>0.93</text:p>
          </table:table-cell>
          <table:table-cell table:formula="of:=[.C15]+0.1*(1-[.C15])" office:value-type="float" office:value="0.7458134171671" calcext:value-type="float">
            <text:p>0.75</text:p>
          </table:table-cell>
          <table:table-cell table:formula="of:=ABS([.B16]-[.C16])/[.B16]*100" office:value-type="float" office:value="19.434792005993" calcext:value-type="float">
            <text:p>19.4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1-EXP(-[.A17])" office:value-type="float" office:value="0.939189937374782" calcext:value-type="float">
            <text:p>0.94</text:p>
          </table:table-cell>
          <table:table-cell table:formula="of:=[.C16]+0.1*(1-[.C16])" office:value-type="float" office:value="0.77123207545039" calcext:value-type="float">
            <text:p>0.77</text:p>
          </table:table-cell>
          <table:table-cell table:formula="of:=ABS([.B17]-[.C17])/[.B17]*100" office:value-type="float" office:value="17.8832688938157" calcext:value-type="float">
            <text:p>17.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-EXP(-[.A18])" office:value-type="float" office:value="0.950212931632136" calcext:value-type="float">
            <text:p>0.95</text:p>
          </table:table-cell>
          <table:table-cell table:formula="of:=[.C17]+0.1*(1-[.C17])" office:value-type="float" office:value="0.794108867905351" calcext:value-type="float">
            <text:p>0.79</text:p>
          </table:table-cell>
          <table:table-cell table:formula="of:=ABS([.B18]-[.C18])/[.B18]*100" office:value-type="float" office:value="16.4283244870865" calcext:value-type="float">
            <text:p>16.4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1-EXP(-[.A19])" office:value-type="float" office:value="0.959237796021634" calcext:value-type="float">
            <text:p>0.96</text:p>
          </table:table-cell>
          <table:table-cell table:formula="of:=[.C18]+0.1*(1-[.C18])" office:value-type="float" office:value="0.814697981114816" calcext:value-type="float">
            <text:p>0.81</text:p>
          </table:table-cell>
          <table:table-cell table:formula="of:=ABS([.B19]-[.C19])/[.B19]*100" office:value-type="float" office:value="15.0681943003378" calcext:value-type="float">
            <text:p>15.0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1-EXP(-[.A20])" office:value-type="float" office:value="0.966626730039674" calcext:value-type="float">
            <text:p>0.97</text:p>
          </table:table-cell>
          <table:table-cell table:formula="of:=[.C19]+0.1*(1-[.C19])" office:value-type="float" office:value="0.833228183003334" calcext:value-type="float">
            <text:p>0.83</text:p>
          </table:table-cell>
          <table:table-cell table:formula="of:=ABS([.B20]-[.C20])/[.B20]*100" office:value-type="float" office:value="13.8004198405381" calcext:value-type="float">
            <text:p>13.80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1-EXP(-[.A21])" office:value-type="float" office:value="0.972676277552707" calcext:value-type="float">
            <text:p>0.97</text:p>
          </table:table-cell>
          <table:table-cell table:formula="of:=[.C20]+0.1*(1-[.C20])" office:value-type="float" office:value="0.849905364703001" calcext:value-type="float">
            <text:p>0.85</text:p>
          </table:table-cell>
          <table:table-cell table:formula="of:=ABS([.B21]-[.C21])/[.B21]*100" office:value-type="float" office:value="12.6219705037531" calcext:value-type="float">
            <text:p>12.62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1-EXP(-[.A22])" office:value-type="float" office:value="0.977629228143834" calcext:value-type="float">
            <text:p>0.98</text:p>
          </table:table-cell>
          <table:table-cell table:formula="of:=[.C21]+0.1*(1-[.C21])" office:value-type="float" office:value="0.864914828232701" calcext:value-type="float">
            <text:p>0.86</text:p>
          </table:table-cell>
          <table:table-cell table:formula="of:=ABS([.B22]-[.C22])/[.B22]*100" office:value-type="float" office:value="11.5293606887283" calcext:value-type="float">
            <text:p>11.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-EXP(-[.A23])" office:value-type="float" office:value="0.981684361111266" calcext:value-type="float">
            <text:p>0.98</text:p>
          </table:table-cell>
          <table:table-cell table:formula="of:=[.C22]+0.1*(1-[.C22])" office:value-type="float" office:value="0.878423345409431" calcext:value-type="float">
            <text:p>0.88</text:p>
          </table:table-cell>
          <table:table-cell table:formula="of:=ABS([.B23]-[.C23])/[.B23]*100" office:value-type="float" office:value="10.5187593683313" calcext:value-type="float">
            <text:p>10.52</text:p>
          </table:table-cell>
        </table:table-row>
      </table:table>
      <table:table table:name="RK2" table:style-name="ta1">
        <table:shapes>
          <draw:frame draw:z-index="0" draw:style-name="gr1" draw:text-style-name="P1" svg:width="159.99mm" svg:height="89.99mm" svg:x="162.91mm" svg:y="5.24mm">
            <draw:object draw:notify-on-update-of-ranges="RK2.A3:RK2.A23 RK2.B2:RK2.B2 RK2.B3:RK2.B23 RK2.G2:RK2.G2 RK2.G3:RK2.G23 RK2.A3:RK2.A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visibility="collapse" table:number-columns-repeated="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table:style-name="ce1" office:value-type="string" calcext:value-type="string">
            <text:p>Exact Solution</text:p>
          </table:table-cell>
          <table:table-cell table:style-name="ce1" office:value-type="string" calcext:value-type="string">
            <text:p>Euler Method</text:p>
          </table:table-cell>
          <table:table-cell table:style-name="ce1" office:value-type="string" calcext:value-type="string">
            <text:p>Error %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Runge-Kutta (2)</text:p>
          </table:table-cell>
          <table:table-cell table:style-name="ce1" office:value-type="string" calcext:value-type="string">
            <text:p>Error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-EXP(-[.A3])" office:value-type="float" office:value="0" calcext:value-type="float">
            <text:p>0.00</text:p>
          </table:table-cell>
          <table:table-cell table:formula="of:=0" office:value-type="float" office:value="0" calcext:value-type="float">
            <text:p>0.00</text:p>
          </table:table-cell>
          <table:table-cell table:number-columns-repeated="3"/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1-EXP(-[.A4])" office:value-type="float" office:value="0.181269246922018" calcext:value-type="float">
            <text:p>0.18</text:p>
          </table:table-cell>
          <table:table-cell table:formula="of:=[.C3]+0.1*(1-[.C3])" office:value-type="float" office:value="0.1" calcext:value-type="float">
            <text:p>0.10</text:p>
          </table:table-cell>
          <table:table-cell table:formula="of:=ABS([.B4]-[.C4])/[.B4]*100" office:value-type="float" office:value="44.8334443387301" calcext:value-type="float">
            <text:p>44.83</text:p>
          </table:table-cell>
          <table:table-cell table:formula="of:=1-[.G3]" office:value-type="float" office:value="1" calcext:value-type="float">
            <text:p>1.00</text:p>
          </table:table-cell>
          <table:table-cell table:formula="of:=1-([.G3]+0.2*[.E4])" office:value-type="float" office:value="0.8" calcext:value-type="float">
            <text:p>0.80</text:p>
          </table:table-cell>
          <table:table-cell table:formula="of:=[.G3]+0.5*0.2*([.E4]+[.F4])" office:value-type="float" office:value="0.18" calcext:value-type="float">
            <text:p>0.18</text:p>
          </table:table-cell>
          <table:table-cell table:formula="of:=ABS([.G4]-[.B4])/[.B4]*100" office:value-type="float" office:value="0.700199809714102" calcext:value-type="float">
            <text:p>0.7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1-EXP(-[.A5])" office:value-type="float" office:value="0.329679953964361" calcext:value-type="float">
            <text:p>0.33</text:p>
          </table:table-cell>
          <table:table-cell table:formula="of:=[.C4]+0.1*(1-[.C4])" office:value-type="float" office:value="0.19" calcext:value-type="float">
            <text:p>0.19</text:p>
          </table:table-cell>
          <table:table-cell table:formula="of:=ABS([.B5]-[.C5])/[.B5]*100" office:value-type="float" office:value="42.368349147325" calcext:value-type="float">
            <text:p>42.37</text:p>
          </table:table-cell>
          <table:table-cell table:formula="of:=1-[.G4]" office:value-type="float" office:value="0.82" calcext:value-type="float">
            <text:p>0.82</text:p>
          </table:table-cell>
          <table:table-cell table:formula="of:=1-([.G4]+0.2*[.E5])" office:value-type="float" office:value="0.656" calcext:value-type="float">
            <text:p>0.66</text:p>
          </table:table-cell>
          <table:table-cell table:formula="of:=[.G4]+0.5*0.2*([.E5]+[.F5])" office:value-type="float" office:value="0.3276" calcext:value-type="float">
            <text:p>0.33</text:p>
          </table:table-cell>
          <table:table-cell table:formula="of:=ABS([.G5]-[.B5])/[.B5]*100" office:value-type="float" office:value="0.630900950861428" calcext:value-type="float">
            <text:p>0.6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1-EXP(-[.A6])" office:value-type="float" office:value="0.451188363905974" calcext:value-type="float">
            <text:p>0.45</text:p>
          </table:table-cell>
          <table:table-cell table:formula="of:=[.C5]+0.1*(1-[.C5])" office:value-type="float" office:value="0.271" calcext:value-type="float">
            <text:p>0.27</text:p>
          </table:table-cell>
          <table:table-cell table:formula="of:=ABS([.B6]-[.C6])/[.B6]*100" office:value-type="float" office:value="39.9363942691404" calcext:value-type="float">
            <text:p>39.94</text:p>
          </table:table-cell>
          <table:table-cell table:formula="of:=1-[.G5]" office:value-type="float" office:value="0.6724" calcext:value-type="float">
            <text:p>0.67</text:p>
          </table:table-cell>
          <table:table-cell table:formula="of:=1-([.G5]+0.2*[.E6])" office:value-type="float" office:value="0.53792" calcext:value-type="float">
            <text:p>0.54</text:p>
          </table:table-cell>
          <table:table-cell table:formula="of:=[.G5]+0.5*0.2*([.E6]+[.F6])" office:value-type="float" office:value="0.448632" calcext:value-type="float">
            <text:p>0.45</text:p>
          </table:table-cell>
          <table:table-cell table:formula="of:=ABS([.G6]-[.B6])/[.B6]*100" office:value-type="float" office:value="0.566584626394836" calcext:value-type="float">
            <text:p>0.5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1-EXP(-[.A7])" office:value-type="float" office:value="0.550671035882778" calcext:value-type="float">
            <text:p>0.55</text:p>
          </table:table-cell>
          <table:table-cell table:formula="of:=[.C6]+0.1*(1-[.C6])" office:value-type="float" office:value="0.3439" calcext:value-type="float">
            <text:p>0.34</text:p>
          </table:table-cell>
          <table:table-cell table:formula="of:=ABS([.B7]-[.C7])/[.B7]*100" office:value-type="float" office:value="37.5489216626955" calcext:value-type="float">
            <text:p>37.55</text:p>
          </table:table-cell>
          <table:table-cell table:formula="of:=1-[.G6]" office:value-type="float" office:value="0.551368" calcext:value-type="float">
            <text:p>0.55</text:p>
          </table:table-cell>
          <table:table-cell table:formula="of:=1-([.G6]+0.2*[.E7])" office:value-type="float" office:value="0.4410944" calcext:value-type="float">
            <text:p>0.44</text:p>
          </table:table-cell>
          <table:table-cell table:formula="of:=[.G6]+0.5*0.2*([.E7]+[.F7])" office:value-type="float" office:value="0.54787824" calcext:value-type="float">
            <text:p>0.55</text:p>
          </table:table-cell>
          <table:table-cell table:formula="of:=ABS([.G7]-[.B7])/[.B7]*100" office:value-type="float" office:value="0.507162298503926" calcext:value-type="float">
            <text:p>0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-EXP(-[.A8])" office:value-type="float" office:value="0.632120558828558" calcext:value-type="float">
            <text:p>0.63</text:p>
          </table:table-cell>
          <table:table-cell table:formula="of:=[.C7]+0.1*(1-[.C7])" office:value-type="float" office:value="0.40951" calcext:value-type="float">
            <text:p>0.41</text:p>
          </table:table-cell>
          <table:table-cell table:formula="of:=ABS([.B8]-[.C8])/[.B8]*100" office:value-type="float" office:value="35.2164718769942" calcext:value-type="float">
            <text:p>35.22</text:p>
          </table:table-cell>
          <table:table-cell table:formula="of:=1-[.G7]" office:value-type="float" office:value="0.45212176" calcext:value-type="float">
            <text:p>0.45</text:p>
          </table:table-cell>
          <table:table-cell table:formula="of:=1-([.G7]+0.2*[.E8])" office:value-type="float" office:value="0.361697408" calcext:value-type="float">
            <text:p>0.36</text:p>
          </table:table-cell>
          <table:table-cell table:formula="of:=[.G7]+0.5*0.2*([.E8]+[.F8])" office:value-type="float" office:value="0.6292601568" calcext:value-type="float">
            <text:p>0.63</text:p>
          </table:table-cell>
          <table:table-cell table:formula="of:=ABS([.G8]-[.B8])/[.B8]*100" office:value-type="float" office:value="0.452508938145996" calcext:value-type="float">
            <text:p>0.4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1-EXP(-[.A9])" office:value-type="float" office:value="0.698805788087798" calcext:value-type="float">
            <text:p>0.70</text:p>
          </table:table-cell>
          <table:table-cell table:formula="of:=[.C8]+0.1*(1-[.C8])" office:value-type="float" office:value="0.468559" calcext:value-type="float">
            <text:p>0.47</text:p>
          </table:table-cell>
          <table:table-cell table:formula="of:=ABS([.B9]-[.C9])/[.B9]*100" office:value-type="float" office:value="32.9486091862292" calcext:value-type="float">
            <text:p>32.95</text:p>
          </table:table-cell>
          <table:table-cell table:formula="of:=1-[.G8]" office:value-type="float" office:value="0.3707398432" calcext:value-type="float">
            <text:p>0.37</text:p>
          </table:table-cell>
          <table:table-cell table:formula="of:=1-([.G8]+0.2*[.E9])" office:value-type="float" office:value="0.29659187456" calcext:value-type="float">
            <text:p>0.30</text:p>
          </table:table-cell>
          <table:table-cell table:formula="of:=[.G8]+0.5*0.2*([.E9]+[.F9])" office:value-type="float" office:value="0.695993328576" calcext:value-type="float">
            <text:p>0.70</text:p>
          </table:table-cell>
          <table:table-cell table:formula="of:=ABS([.G9]-[.B9])/[.B9]*100" office:value-type="float" office:value="0.402466545031594" calcext:value-type="float">
            <text:p>0.4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1-EXP(-[.A10])" office:value-type="float" office:value="0.753403036058394" calcext:value-type="float">
            <text:p>0.75</text:p>
          </table:table-cell>
          <table:table-cell table:formula="of:=[.C9]+0.1*(1-[.C9])" office:value-type="float" office:value="0.5217031" calcext:value-type="float">
            <text:p>0.52</text:p>
          </table:table-cell>
          <table:table-cell table:formula="of:=ABS([.B10]-[.C10])/[.B10]*100" office:value-type="float" office:value="30.7537831637349" calcext:value-type="float">
            <text:p>30.75</text:p>
          </table:table-cell>
          <table:table-cell table:formula="of:=1-[.G9]" office:value-type="float" office:value="0.304006671424" calcext:value-type="float">
            <text:p>0.30</text:p>
          </table:table-cell>
          <table:table-cell table:formula="of:=1-([.G9]+0.2*[.E10])" office:value-type="float" office:value="0.2432053371392" calcext:value-type="float">
            <text:p>0.24</text:p>
          </table:table-cell>
          <table:table-cell table:formula="of:=[.G9]+0.5*0.2*([.E10]+[.F10])" office:value-type="float" office:value="0.75071452943232" calcext:value-type="float">
            <text:p>0.75</text:p>
          </table:table-cell>
          <table:table-cell table:formula="of:=ABS([.G10]-[.B10])/[.B10]*100" office:value-type="float" office:value="0.356848392878665" calcext:value-type="float">
            <text:p>0.3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1-EXP(-[.A11])" office:value-type="float" office:value="0.798103482005345" calcext:value-type="float">
            <text:p>0.80</text:p>
          </table:table-cell>
          <table:table-cell table:formula="of:=[.C10]+0.1*(1-[.C10])" office:value-type="float" office:value="0.56953279" calcext:value-type="float">
            <text:p>0.57</text:p>
          </table:table-cell>
          <table:table-cell table:formula="of:=ABS([.B11]-[.C11])/[.B11]*100" office:value-type="float" office:value="28.6392300195244" calcext:value-type="float">
            <text:p>28.64</text:p>
          </table:table-cell>
          <table:table-cell table:formula="of:=1-[.G10]" office:value-type="float" office:value="0.24928547056768" calcext:value-type="float">
            <text:p>0.25</text:p>
          </table:table-cell>
          <table:table-cell table:formula="of:=1-([.G10]+0.2*[.E11])" office:value-type="float" office:value="0.199428376454144" calcext:value-type="float">
            <text:p>0.20</text:p>
          </table:table-cell>
          <table:table-cell table:formula="of:=[.G10]+0.5*0.2*([.E11]+[.F11])" office:value-type="float" office:value="0.795585914134503" calcext:value-type="float">
            <text:p>0.80</text:p>
          </table:table-cell>
          <table:table-cell table:formula="of:=ABS([.G11]-[.B11])/[.B11]*100" office:value-type="float" office:value="0.315443789885039" calcext:value-type="float">
            <text:p>0.3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1-EXP(-[.A12])" office:value-type="float" office:value="0.834701111778413" calcext:value-type="float">
            <text:p>0.83</text:p>
          </table:table-cell>
          <table:table-cell table:formula="of:=[.C11]+0.1*(1-[.C11])" office:value-type="float" office:value="0.612579511" calcext:value-type="float">
            <text:p>0.61</text:p>
          </table:table-cell>
          <table:table-cell table:formula="of:=ABS([.B12]-[.C12])/[.B12]*100" office:value-type="float" office:value="26.6109146907881" calcext:value-type="float">
            <text:p>26.61</text:p>
          </table:table-cell>
          <table:table-cell table:formula="of:=1-[.G11]" office:value-type="float" office:value="0.204414085865497" calcext:value-type="float">
            <text:p>0.20</text:p>
          </table:table-cell>
          <table:table-cell table:formula="of:=1-([.G11]+0.2*[.E12])" office:value-type="float" office:value="0.163531268692398" calcext:value-type="float">
            <text:p>0.16</text:p>
          </table:table-cell>
          <table:table-cell table:formula="of:=[.G11]+0.5*0.2*([.E12]+[.F12])" office:value-type="float" office:value="0.832380449590292" calcext:value-type="float">
            <text:p>0.83</text:p>
          </table:table-cell>
          <table:table-cell table:formula="of:=ABS([.G12]-[.B12])/[.B12]*100" office:value-type="float" office:value="0.278023133715124" calcext:value-type="float">
            <text:p>0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-EXP(-[.A13])" office:value-type="float" office:value="0.864664716763387" calcext:value-type="float">
            <text:p>0.86</text:p>
          </table:table-cell>
          <table:table-cell table:formula="of:=[.C12]+0.1*(1-[.C12])" office:value-type="float" office:value="0.6513215599" calcext:value-type="float">
            <text:p>0.65</text:p>
          </table:table-cell>
          <table:table-cell table:formula="of:=ABS([.B13]-[.C13])/[.B13]*100" office:value-type="float" office:value="24.6735124872417" calcext:value-type="float">
            <text:p>24.67</text:p>
          </table:table-cell>
          <table:table-cell table:formula="of:=1-[.G12]" office:value-type="float" office:value="0.167619550409708" calcext:value-type="float">
            <text:p>0.17</text:p>
          </table:table-cell>
          <table:table-cell table:formula="of:=1-([.G12]+0.2*[.E13])" office:value-type="float" office:value="0.134095640327766" calcext:value-type="float">
            <text:p>0.13</text:p>
          </table:table-cell>
          <table:table-cell table:formula="of:=[.G12]+0.5*0.2*([.E13]+[.F13])" office:value-type="float" office:value="0.86255196866404" calcext:value-type="float">
            <text:p>0.86</text:p>
          </table:table-cell>
          <table:table-cell table:formula="of:=ABS([.G13]-[.B13])/[.B13]*100" office:value-type="float" office:value="0.244343045158156" calcext:value-type="float">
            <text:p>0.2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1-EXP(-[.A14])" office:value-type="float" office:value="0.889196841637666" calcext:value-type="float">
            <text:p>0.89</text:p>
          </table:table-cell>
          <table:table-cell table:formula="of:=[.C13]+0.1*(1-[.C13])" office:value-type="float" office:value="0.68618940391" calcext:value-type="float">
            <text:p>0.69</text:p>
          </table:table-cell>
          <table:table-cell table:formula="of:=ABS([.B14]-[.C14])/[.B14]*100" office:value-type="float" office:value="22.8304272149438" calcext:value-type="float">
            <text:p>22.83</text:p>
          </table:table-cell>
          <table:table-cell table:formula="of:=1-[.G13]" office:value-type="float" office:value="0.137448031335961" calcext:value-type="float">
            <text:p>0.14</text:p>
          </table:table-cell>
          <table:table-cell table:formula="of:=1-([.G13]+0.2*[.E14])" office:value-type="float" office:value="0.109958425068768" calcext:value-type="float">
            <text:p>0.11</text:p>
          </table:table-cell>
          <table:table-cell table:formula="of:=[.G13]+0.5*0.2*([.E14]+[.F14])" office:value-type="float" office:value="0.887292614304512" calcext:value-type="float">
            <text:p>0.89</text:p>
          </table:table-cell>
          <table:table-cell table:formula="of:=ABS([.G14]-[.B14])/[.B14]*100" office:value-type="float" office:value="0.214151382909399" calcext:value-type="float">
            <text:p>0.2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1-EXP(-[.A15])" office:value-type="float" office:value="0.909282046710588" calcext:value-type="float">
            <text:p>0.91</text:p>
          </table:table-cell>
          <table:table-cell table:formula="of:=[.C14]+0.1*(1-[.C14])" office:value-type="float" office:value="0.717570463519" calcext:value-type="float">
            <text:p>0.72</text:p>
          </table:table-cell>
          <table:table-cell table:formula="of:=ABS([.B15]-[.C15])/[.B15]*100" office:value-type="float" office:value="21.0838412443226" calcext:value-type="float">
            <text:p>21.08</text:p>
          </table:table-cell>
          <table:table-cell table:formula="of:=1-[.G14]" office:value-type="float" office:value="0.112707385695488" calcext:value-type="float">
            <text:p>0.11</text:p>
          </table:table-cell>
          <table:table-cell table:formula="of:=1-([.G14]+0.2*[.E15])" office:value-type="float" office:value="0.0901659085563902" calcext:value-type="float">
            <text:p>0.09</text:p>
          </table:table-cell>
          <table:table-cell table:formula="of:=[.G14]+0.5*0.2*([.E15]+[.F15])" office:value-type="float" office:value="0.9075799437297" calcext:value-type="float">
            <text:p>0.91</text:p>
          </table:table-cell>
          <table:table-cell table:formula="of:=ABS([.G15]-[.B15])/[.B15]*100" office:value-type="float" office:value="0.187191970527185" calcext:value-type="float">
            <text:p>0.1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1-EXP(-[.A16])" office:value-type="float" office:value="0.925726421785666" calcext:value-type="float">
            <text:p>0.93</text:p>
          </table:table-cell>
          <table:table-cell table:formula="of:=[.C15]+0.1*(1-[.C15])" office:value-type="float" office:value="0.7458134171671" calcext:value-type="float">
            <text:p>0.75</text:p>
          </table:table-cell>
          <table:table-cell table:formula="of:=ABS([.B16]-[.C16])/[.B16]*100" office:value-type="float" office:value="19.434792005993" calcext:value-type="float">
            <text:p>19.43</text:p>
          </table:table-cell>
          <table:table-cell table:formula="of:=1-[.G15]" office:value-type="float" office:value="0.0924200562702999" calcext:value-type="float">
            <text:p>0.09</text:p>
          </table:table-cell>
          <table:table-cell table:formula="of:=1-([.G15]+0.2*[.E16])" office:value-type="float" office:value="0.07393604501624" calcext:value-type="float">
            <text:p>0.07</text:p>
          </table:table-cell>
          <table:table-cell table:formula="of:=[.G15]+0.5*0.2*([.E16]+[.F16])" office:value-type="float" office:value="0.924215553858354" calcext:value-type="float">
            <text:p>0.92</text:p>
          </table:table-cell>
          <table:table-cell table:formula="of:=ABS([.G16]-[.B16])/[.B16]*100" office:value-type="float" office:value="0.163208901869482" calcext:value-type="float">
            <text:p>0.1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1-EXP(-[.A17])" office:value-type="float" office:value="0.939189937374782" calcext:value-type="float">
            <text:p>0.94</text:p>
          </table:table-cell>
          <table:table-cell table:formula="of:=[.C16]+0.1*(1-[.C16])" office:value-type="float" office:value="0.77123207545039" calcext:value-type="float">
            <text:p>0.77</text:p>
          </table:table-cell>
          <table:table-cell table:formula="of:=ABS([.B17]-[.C17])/[.B17]*100" office:value-type="float" office:value="17.8832688938157" calcext:value-type="float">
            <text:p>17.88</text:p>
          </table:table-cell>
          <table:table-cell table:formula="of:=1-[.G16]" office:value-type="float" office:value="0.0757844461416459" calcext:value-type="float">
            <text:p>0.08</text:p>
          </table:table-cell>
          <table:table-cell table:formula="of:=1-([.G16]+0.2*[.E17])" office:value-type="float" office:value="0.0606275569133168" calcext:value-type="float">
            <text:p>0.06</text:p>
          </table:table-cell>
          <table:table-cell table:formula="of:=[.G16]+0.5*0.2*([.E17]+[.F17])" office:value-type="float" office:value="0.93785675416385" calcext:value-type="float">
            <text:p>0.94</text:p>
          </table:table-cell>
          <table:table-cell table:formula="of:=ABS([.G17]-[.B17])/[.B17]*100" office:value-type="float" office:value="0.141950329521011" calcext:value-type="float">
            <text:p>0.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-EXP(-[.A18])" office:value-type="float" office:value="0.950212931632136" calcext:value-type="float">
            <text:p>0.95</text:p>
          </table:table-cell>
          <table:table-cell table:formula="of:=[.C17]+0.1*(1-[.C17])" office:value-type="float" office:value="0.794108867905351" calcext:value-type="float">
            <text:p>0.79</text:p>
          </table:table-cell>
          <table:table-cell table:formula="of:=ABS([.B18]-[.C18])/[.B18]*100" office:value-type="float" office:value="16.4283244870865" calcext:value-type="float">
            <text:p>16.43</text:p>
          </table:table-cell>
          <table:table-cell table:formula="of:=1-[.G17]" office:value-type="float" office:value="0.0621432458361496" calcext:value-type="float">
            <text:p>0.06</text:p>
          </table:table-cell>
          <table:table-cell table:formula="of:=1-([.G17]+0.2*[.E18])" office:value-type="float" office:value="0.0497145966689196" calcext:value-type="float">
            <text:p>0.05</text:p>
          </table:table-cell>
          <table:table-cell table:formula="of:=[.G17]+0.5*0.2*([.E18]+[.F18])" office:value-type="float" office:value="0.949042538414357" calcext:value-type="float">
            <text:p>0.95</text:p>
          </table:table-cell>
          <table:table-cell table:formula="of:=ABS([.G18]-[.B18])/[.B18]*100" office:value-type="float" office:value="0.123171678559295" calcext:value-type="float">
            <text:p>0.1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1-EXP(-[.A19])" office:value-type="float" office:value="0.959237796021634" calcext:value-type="float">
            <text:p>0.96</text:p>
          </table:table-cell>
          <table:table-cell table:formula="of:=[.C18]+0.1*(1-[.C18])" office:value-type="float" office:value="0.814697981114816" calcext:value-type="float">
            <text:p>0.81</text:p>
          </table:table-cell>
          <table:table-cell table:formula="of:=ABS([.B19]-[.C19])/[.B19]*100" office:value-type="float" office:value="15.0681943003378" calcext:value-type="float">
            <text:p>15.07</text:p>
          </table:table-cell>
          <table:table-cell table:formula="of:=1-[.G18]" office:value-type="float" office:value="0.0509574615856427" calcext:value-type="float">
            <text:p>0.05</text:p>
          </table:table-cell>
          <table:table-cell table:formula="of:=1-([.G18]+0.2*[.E19])" office:value-type="float" office:value="0.0407659692685142" calcext:value-type="float">
            <text:p>0.04</text:p>
          </table:table-cell>
          <table:table-cell table:formula="of:=[.G18]+0.5*0.2*([.E19]+[.F19])" office:value-type="float" office:value="0.958214881499773" calcext:value-type="float">
            <text:p>0.96</text:p>
          </table:table-cell>
          <table:table-cell table:formula="of:=ABS([.G19]-[.B19])/[.B19]*100" office:value-type="float" office:value="0.106638262806505" calcext:value-type="float">
            <text:p>0.1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1-EXP(-[.A20])" office:value-type="float" office:value="0.966626730039674" calcext:value-type="float">
            <text:p>0.97</text:p>
          </table:table-cell>
          <table:table-cell table:formula="of:=[.C19]+0.1*(1-[.C19])" office:value-type="float" office:value="0.833228183003334" calcext:value-type="float">
            <text:p>0.83</text:p>
          </table:table-cell>
          <table:table-cell table:formula="of:=ABS([.B20]-[.C20])/[.B20]*100" office:value-type="float" office:value="13.8004198405381" calcext:value-type="float">
            <text:p>13.80</text:p>
          </table:table-cell>
          <table:table-cell table:formula="of:=1-[.G19]" office:value-type="float" office:value="0.041785118500227" calcext:value-type="float">
            <text:p>0.04</text:p>
          </table:table-cell>
          <table:table-cell table:formula="of:=1-([.G19]+0.2*[.E20])" office:value-type="float" office:value="0.0334280948001816" calcext:value-type="float">
            <text:p>0.03</text:p>
          </table:table-cell>
          <table:table-cell table:formula="of:=[.G19]+0.5*0.2*([.E20]+[.F20])" office:value-type="float" office:value="0.965736202829814" calcext:value-type="float">
            <text:p>0.97</text:p>
          </table:table-cell>
          <table:table-cell table:formula="of:=ABS([.G20]-[.B20])/[.B20]*100" office:value-type="float" office:value="0.0921273105931488" calcext:value-type="float">
            <text:p>0.0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1-EXP(-[.A21])" office:value-type="float" office:value="0.972676277552707" calcext:value-type="float">
            <text:p>0.97</text:p>
          </table:table-cell>
          <table:table-cell table:formula="of:=[.C20]+0.1*(1-[.C20])" office:value-type="float" office:value="0.849905364703001" calcext:value-type="float">
            <text:p>0.85</text:p>
          </table:table-cell>
          <table:table-cell table:formula="of:=ABS([.B21]-[.C21])/[.B21]*100" office:value-type="float" office:value="12.6219705037531" calcext:value-type="float">
            <text:p>12.62</text:p>
          </table:table-cell>
          <table:table-cell table:formula="of:=1-[.G20]" office:value-type="float" office:value="0.0342637971701861" calcext:value-type="float">
            <text:p>0.03</text:p>
          </table:table-cell>
          <table:table-cell table:formula="of:=1-([.G20]+0.2*[.E21])" office:value-type="float" office:value="0.0274110377361489" calcext:value-type="float">
            <text:p>0.03</text:p>
          </table:table-cell>
          <table:table-cell table:formula="of:=[.G20]+0.5*0.2*([.E21]+[.F21])" office:value-type="float" office:value="0.971903686320447" calcext:value-type="float">
            <text:p>0.97</text:p>
          </table:table-cell>
          <table:table-cell table:formula="of:=ABS([.G21]-[.B21])/[.B21]*100" office:value-type="float" office:value="0.0794294309514791" calcext:value-type="float">
            <text:p>0.0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1-EXP(-[.A22])" office:value-type="float" office:value="0.977629228143834" calcext:value-type="float">
            <text:p>0.98</text:p>
          </table:table-cell>
          <table:table-cell table:formula="of:=[.C21]+0.1*(1-[.C21])" office:value-type="float" office:value="0.864914828232701" calcext:value-type="float">
            <text:p>0.86</text:p>
          </table:table-cell>
          <table:table-cell table:formula="of:=ABS([.B22]-[.C22])/[.B22]*100" office:value-type="float" office:value="11.5293606887283" calcext:value-type="float">
            <text:p>11.53</text:p>
          </table:table-cell>
          <table:table-cell table:formula="of:=1-[.G21]" office:value-type="float" office:value="0.0280963136795527" calcext:value-type="float">
            <text:p>0.03</text:p>
          </table:table-cell>
          <table:table-cell table:formula="of:=1-([.G21]+0.2*[.E22])" office:value-type="float" office:value="0.0224770509436422" calcext:value-type="float">
            <text:p>0.02</text:p>
          </table:table-cell>
          <table:table-cell table:formula="of:=[.G21]+0.5*0.2*([.E22]+[.F22])" office:value-type="float" office:value="0.976961022782767" calcext:value-type="float">
            <text:p>0.98</text:p>
          </table:table-cell>
          <table:table-cell table:formula="of:=ABS([.G22]-[.B22])/[.B22]*100" office:value-type="float" office:value="0.0683495687149492" calcext:value-type="float">
            <text:p>0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-EXP(-[.A23])" office:value-type="float" office:value="0.981684361111266" calcext:value-type="float">
            <text:p>0.98</text:p>
          </table:table-cell>
          <table:table-cell table:formula="of:=[.C22]+0.1*(1-[.C22])" office:value-type="float" office:value="0.878423345409431" calcext:value-type="float">
            <text:p>0.88</text:p>
          </table:table-cell>
          <table:table-cell table:formula="of:=ABS([.B23]-[.C23])/[.B23]*100" office:value-type="float" office:value="10.5187593683313" calcext:value-type="float">
            <text:p>10.52</text:p>
          </table:table-cell>
          <table:table-cell table:formula="of:=1-[.G22]" office:value-type="float" office:value="0.0230389772172332" calcext:value-type="float">
            <text:p>0.02</text:p>
          </table:table-cell>
          <table:table-cell table:formula="of:=1-([.G22]+0.2*[.E23])" office:value-type="float" office:value="0.0184311817737866" calcext:value-type="float">
            <text:p>0.02</text:p>
          </table:table-cell>
          <table:table-cell table:formula="of:=[.G22]+0.5*0.2*([.E23]+[.F23])" office:value-type="float" office:value="0.981108038681869" calcext:value-type="float">
            <text:p>0.98</text:p>
          </table:table-cell>
          <table:table-cell table:formula="of:=ABS([.G23]-[.B23])/[.B23]*100" office:value-type="float" office:value="0.0587075084648079" calcext:value-type="float">
            <text:p>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1:30:27.1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4T08:09:40.514000000</meta:creation-date>
    <dc:date>2020-01-05T12:39:34.159000000</dc:date>
    <meta:editing-duration>PT53M33S</meta:editing-duration>
    <meta:editing-cycles>2</meta:editing-cycles>
    <meta:generator>LibreOffice/6.3.3.2$Windows_X86_64 LibreOffice_project/a64200df03143b798afd1ec74a12ab50359878ed</meta:generator>
    <meta:document-statistic meta:table-count="2" meta:cell-count="259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3.952cm" style:legend-expansion="high" chart:style-name="ch2"/>
        <chart:plot-area chart:style-name="ch3" table:cell-range-address="EulerMethod.A3:EulerMethod.C23 EulerMethod.B2:EulerMethod.C2" chart:data-source-has-labels="row" svg:x="1.331cm" svg:y="0.18cm" svg:width="10.756cm" svg:height="7.659cm">
          <chartooo:coordinate-region svg:x="2.243cm" svg:y="0.38cm" svg:width="9.604cm" svg:height="6.812cm"/>
          <chart:axis chart:dimension="x" chart:name="primary-x" chart:style-name="ch4">
            <chart:title svg:x="6.295cm" svg:y="8.019cm" chart:style-name="ch5">
              <text:p>Time</text:p>
            </chart:title>
          </chart:axis>
          <chart:axis chart:dimension="y" chart:name="primary-y" chart:style-name="ch6">
            <chart:title svg:x="0.451cm" svg:y="4.291cm" chart:style-name="ch7">
              <text:p>v(t)</text:p>
            </chart:title>
            <chart:grid chart:style-name="ch8" chart:class="major"/>
          </chart:axis>
          <chart:series chart:style-name="ch9" chart:values-cell-range-address="EulerMethod.B3:EulerMethod.B23" chart:label-cell-address="EulerMethod.B2:EulerMethod.B2" chart:class="chart:scatter">
            <chart:domain table:cell-range-address="EulerMethod.A3:EulerMethod.A23"/>
            <chart:data-point chart:repeated="21"/>
          </chart:series>
          <chart:series chart:style-name="ch10" chart:values-cell-range-address="EulerMethod.C3:EulerMethod.C23" chart:label-cell-address="EulerMethod.C2:EulerMethod.C2" chart:class="chart:scatte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act Solution</text:p>
                <draw:g>
                  <svg:desc>EulerMethod.B2:EulerMethod.B2</svg:desc>
                </draw:g>
              </table:table-cell>
              <table:table-cell office:value-type="string">
                <text:p>Euler Method</text:p>
                <draw:g>
                  <svg:desc>EulerMethod.C2:EulerMethod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ulerMethod.A3:EulerMethod.A23</svg:desc>
                </draw:g>
              </table:table-cell>
              <table:table-cell office:value-type="float" office:value="0">
                <text:p>0</text:p>
                <draw:g>
                  <svg:desc>EulerMethod.B3:EulerMethod.B23</svg:desc>
                </draw:g>
              </table:table-cell>
              <table:table-cell office:value-type="float" office:value="0">
                <text:p>0</text:p>
                <draw:g>
                  <svg:desc>EulerMethod.C3:EulerMethod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181269246922018">
                <text:p>0.18126924692201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329679953964361">
                <text:p>0.32967995396436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451188363905974">
                <text:p>0.451188363905974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550671035882778">
                <text:p>0.550671035882778</text:p>
              </table:table-cell>
              <table:table-cell office:value-type="float" office:value="0.3439">
                <text:p>0.3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32120558828558">
                <text:p>0.632120558828558</text:p>
              </table:table-cell>
              <table:table-cell office:value-type="float" office:value="0.40951">
                <text:p>0.409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0.698805788087798">
                <text:p>0.698805788087798</text:p>
              </table:table-cell>
              <table:table-cell office:value-type="float" office:value="0.468559">
                <text:p>0.468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0.753403036058394">
                <text:p>0.753403036058394</text:p>
              </table:table-cell>
              <table:table-cell office:value-type="float" office:value="0.5217031">
                <text:p>0.5217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0.798103482005345">
                <text:p>0.798103482005345</text:p>
              </table:table-cell>
              <table:table-cell office:value-type="float" office:value="0.56953279">
                <text:p>0.56953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834701111778413">
                <text:p>0.834701111778413</text:p>
              </table:table-cell>
              <table:table-cell office:value-type="float" office:value="0.612579511">
                <text:p>0.612579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864664716763387">
                <text:p>0.864664716763387</text:p>
              </table:table-cell>
              <table:table-cell office:value-type="float" office:value="0.6513215599">
                <text:p>0.65132155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0.889196841637666">
                <text:p>0.889196841637666</text:p>
              </table:table-cell>
              <table:table-cell office:value-type="float" office:value="0.68618940391">
                <text:p>0.68618940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0.909282046710588">
                <text:p>0.909282046710588</text:p>
              </table:table-cell>
              <table:table-cell office:value-type="float" office:value="0.717570463519">
                <text:p>0.717570463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0.925726421785666">
                <text:p>0.925726421785666</text:p>
              </table:table-cell>
              <table:table-cell office:value-type="float" office:value="0.7458134171671">
                <text:p>0.74581341716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0.939189937374782">
                <text:p>0.939189937374782</text:p>
              </table:table-cell>
              <table:table-cell office:value-type="float" office:value="0.77123207545039">
                <text:p>0.771232075450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.950212931632136">
                <text:p>0.950212931632136</text:p>
              </table:table-cell>
              <table:table-cell office:value-type="float" office:value="0.794108867905351">
                <text:p>0.794108867905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0.959237796021634">
                <text:p>0.959237796021634</text:p>
              </table:table-cell>
              <table:table-cell office:value-type="float" office:value="0.814697981114816">
                <text:p>0.814697981114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0.966626730039674">
                <text:p>0.966626730039674</text:p>
              </table:table-cell>
              <table:table-cell office:value-type="float" office:value="0.833228183003334">
                <text:p>0.8332281830033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0.972676277552707">
                <text:p>0.972676277552707</text:p>
              </table:table-cell>
              <table:table-cell office:value-type="float" office:value="0.849905364703001">
                <text:p>0.849905364703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0.977629228143834">
                <text:p>0.977629228143834</text:p>
              </table:table-cell>
              <table:table-cell office:value-type="float" office:value="0.864914828232701">
                <text:p>0.8649148282327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981684361111266">
                <text:p>0.981684361111266</text:p>
              </table:table-cell>
              <table:table-cell office:value-type="float" office:value="0.878423345409431">
                <text:p>0.878423345409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35cm" chart:symbol-height="0.3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48cm" svg:y="3.952cm" style:legend-expansion="high" chart:style-name="ch2"/>
        <chart:plot-area chart:style-name="ch3" table:cell-range-address="RK2.A3:RK2.B23 RK2.B2:RK2.B2 RK2.G2:RK2.G23" chart:data-source-has-labels="row" svg:x="1.331cm" svg:y="0.18cm" svg:width="10.597cm" svg:height="7.659cm">
          <chartooo:coordinate-region svg:x="2.243cm" svg:y="0.38cm" svg:width="9.445cm" svg:height="6.812cm"/>
          <chart:axis chart:dimension="x" chart:name="primary-x" chart:style-name="ch4">
            <chart:title svg:x="6.215cm" svg:y="8.019cm" chart:style-name="ch5">
              <text:p>Time</text:p>
            </chart:title>
          </chart:axis>
          <chart:axis chart:dimension="y" chart:name="primary-y" chart:style-name="ch6">
            <chart:title svg:x="0.451cm" svg:y="4.291cm" chart:style-name="ch7">
              <text:p>v(t)</text:p>
            </chart:title>
            <chart:grid chart:style-name="ch8" chart:class="major"/>
          </chart:axis>
          <chart:series chart:style-name="ch9" chart:values-cell-range-address="RK2.B3:RK2.B23" chart:label-cell-address="RK2.B2:RK2.B2" chart:class="chart:scatter">
            <chart:domain table:cell-range-address="RK2.A3:RK2.A23"/>
            <chart:data-point chart:repeated="21"/>
          </chart:series>
          <chart:series chart:style-name="ch10" chart:values-cell-range-address="RK2.G3:RK2.G23" chart:label-cell-address="RK2.G2:RK2.G2" chart:class="chart:scatte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act Solution</text:p>
                <draw:g>
                  <svg:desc>RK2.B2:RK2.B2</svg:desc>
                </draw:g>
              </table:table-cell>
              <table:table-cell office:value-type="string">
                <text:p>Runge-Kutta (2)</text:p>
                <draw:g>
                  <svg:desc>RK2.G2:RK2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K2.A3:RK2.A23</svg:desc>
                </draw:g>
              </table:table-cell>
              <table:table-cell office:value-type="float" office:value="0">
                <text:p>0</text:p>
                <draw:g>
                  <svg:desc>RK2.B3:RK2.B23</svg:desc>
                </draw:g>
              </table:table-cell>
              <table:table-cell office:value-type="float" office:value="0">
                <text:p>0</text:p>
                <draw:g>
                  <svg:desc>RK2.G3:RK2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181269246922018">
                <text:p>0.1812692469220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329679953964361">
                <text:p>0.329679953964361</text:p>
              </table:table-cell>
              <table:table-cell office:value-type="float" office:value="0.3276">
                <text:p>0.3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451188363905974">
                <text:p>0.451188363905974</text:p>
              </table:table-cell>
              <table:table-cell office:value-type="float" office:value="0.448632">
                <text:p>0.448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550671035882778">
                <text:p>0.550671035882778</text:p>
              </table:table-cell>
              <table:table-cell office:value-type="float" office:value="0.54787824">
                <text:p>0.54787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32120558828558">
                <text:p>0.632120558828558</text:p>
              </table:table-cell>
              <table:table-cell office:value-type="float" office:value="0.6292601568">
                <text:p>0.6292601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0.698805788087798">
                <text:p>0.698805788087798</text:p>
              </table:table-cell>
              <table:table-cell office:value-type="float" office:value="0.695993328576">
                <text:p>0.695993328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0.753403036058394">
                <text:p>0.753403036058394</text:p>
              </table:table-cell>
              <table:table-cell office:value-type="float" office:value="0.75071452943232">
                <text:p>0.75071452943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0.798103482005345">
                <text:p>0.798103482005345</text:p>
              </table:table-cell>
              <table:table-cell office:value-type="float" office:value="0.795585914134503">
                <text:p>0.7955859141345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834701111778413">
                <text:p>0.834701111778413</text:p>
              </table:table-cell>
              <table:table-cell office:value-type="float" office:value="0.832380449590292">
                <text:p>0.832380449590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864664716763387">
                <text:p>0.864664716763387</text:p>
              </table:table-cell>
              <table:table-cell office:value-type="float" office:value="0.86255196866404">
                <text:p>0.86255196866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0.889196841637666">
                <text:p>0.889196841637666</text:p>
              </table:table-cell>
              <table:table-cell office:value-type="float" office:value="0.887292614304512">
                <text:p>0.887292614304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0.909282046710588">
                <text:p>0.909282046710588</text:p>
              </table:table-cell>
              <table:table-cell office:value-type="float" office:value="0.9075799437297">
                <text:p>0.9075799437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0.925726421785666">
                <text:p>0.925726421785666</text:p>
              </table:table-cell>
              <table:table-cell office:value-type="float" office:value="0.924215553858354">
                <text:p>0.924215553858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0.939189937374782">
                <text:p>0.939189937374782</text:p>
              </table:table-cell>
              <table:table-cell office:value-type="float" office:value="0.93785675416385">
                <text:p>0.937856754163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.950212931632136">
                <text:p>0.950212931632136</text:p>
              </table:table-cell>
              <table:table-cell office:value-type="float" office:value="0.949042538414357">
                <text:p>0.9490425384143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0.959237796021634">
                <text:p>0.959237796021634</text:p>
              </table:table-cell>
              <table:table-cell office:value-type="float" office:value="0.958214881499773">
                <text:p>0.9582148814997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0.966626730039674">
                <text:p>0.966626730039674</text:p>
              </table:table-cell>
              <table:table-cell office:value-type="float" office:value="0.965736202829814">
                <text:p>0.9657362028298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0.972676277552707">
                <text:p>0.972676277552707</text:p>
              </table:table-cell>
              <table:table-cell office:value-type="float" office:value="0.971903686320447">
                <text:p>0.971903686320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0.977629228143834">
                <text:p>0.977629228143834</text:p>
              </table:table-cell>
              <table:table-cell office:value-type="float" office:value="0.976961022782767">
                <text:p>0.9769610227827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981684361111266">
                <text:p>0.981684361111266</text:p>
              </table:table-cell>
              <table:table-cell office:value-type="float" office:value="0.981108038681869">
                <text:p>0.9811080386818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